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3.179cm" fo:min-width="3.818cm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55cm" fo:min-width="3.564cm"/>
    </style:style>
    <style:style style:name="gr4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95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0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77cm" fo:min-width="3.0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/>
    </style:style>
    <style:style style:name="P3" style:family="paragraph">
      <loext:graphic-properties draw:fill="solid" draw:fill-color="#fef8ae"/>
      <style:paragraph-properties fo:text-align="center"/>
    </style:style>
    <style:style style:name="P4" style:family="paragraph">
      <loext:graphic-properties draw:fill="solid" draw:fill-color="#ff81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1cm" svg:y="0.6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3.429cm" svg:x="6.715cm" svg:y="0.773cm">
          <text:p text:style-name="P1">Vulkan loader<text:line-break/><text:span text:style-name="T1"><text:line-break/></text:span><text:span text:style-name="T2"><text:line-break/></text:span><text:span text:style-name="T2"><text:line-break/>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205cm" svg:x="12.557cm" svg:y="0.6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1cm" svg:y="2.632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245cm" svg:x="12.557cm" svg:y="3.1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191cm" svg:y1="1.562cm" svg:x2="6.969cm" svg:y2="2.043cm">
          <text:p/>
        </draw:line>
        <draw:line draw:style-name="gr5" draw:text-style-name="P5" draw:layer="layout" svg:x1="5.191cm" svg:y1="3.059cm" svg:x2="6.969cm" svg:y2="2.297cm">
          <text:p/>
        </draw:line>
        <draw:line draw:style-name="gr6" draw:text-style-name="P5" draw:layer="layout" svg:x1="10.779cm" svg:y1="2.17cm" svg:x2="12.43cm" svg:y2="1.616cm">
          <text:p/>
        </draw:line>
        <draw:line draw:style-name="gr6" draw:text-style-name="P5" draw:layer="layout" svg:x1="10.779cm" svg:y1="2.551cm" svg:x2="12.43cm" svg:y2="3.34cm">
          <text:p/>
        </draw:line>
        <draw:custom-shape draw:style-name="gr7" draw:text-style-name="P6" draw:layer="layout" svg:width="4.953cm" svg:height="0.889cm" svg:x="18.172cm" svg:y="0.6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2.0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3.419cm">
          <text:p text:style-name="P1">Fyzické zařízení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48cm" svg:y1="1.127cm" svg:x2="18.045cm" svg:y2="1.127cm">
          <text:p/>
        </draw:line>
        <draw:line draw:style-name="gr5" draw:text-style-name="P5" draw:layer="layout" svg:x1="16.748cm" svg:y1="3.921cm" svg:x2="18.045cm" svg:y2="3.921cm">
          <text:p/>
        </draw:line>
        <draw:custom-shape draw:style-name="gr8" draw:text-style-name="P7" draw:layer="layout" svg:width="3.529cm" svg:height="0.889cm" svg:x="7.123cm" svg:y="2.978cm">
          <text:p text:style-name="P1"><text:span text:style-name="T2">Trampolín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7.123cm" svg:y="1.678cm">
          <text:p text:style-name="P1"><text:span text:style-name="T2">Instan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12.823cm" svg:y="1.478cm">
          <text:p text:style-name="P1"><text:span text:style-name="T2">Devi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12.823cm" svg:y="3.978cm">
          <text:p text:style-name="P1"><text:span text:style-name="T2">Devi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79cm" svg:y1="3.286cm" svg:x2="12.684cm" svg:y2="2.397cm">
          <text:p/>
        </draw:line>
        <draw:line draw:style-name="gr5" draw:text-style-name="P5" draw:layer="layout" svg:x1="10.779cm" svg:y1="3.567cm" svg:x2="12.684cm" svg:y2="4.329cm">
          <text:p/>
        </draw:line>
        <draw:line draw:style-name="gr5" draw:text-style-name="P5" draw:layer="layout" svg:x1="5.191cm" svg:y1="1.916cm" svg:x2="6.969cm" svg:y2="3.313cm">
          <text:p/>
        </draw:line>
        <draw:line draw:style-name="gr5" draw:text-style-name="P5" draw:layer="layout" svg:x1="5.191cm" svg:y1="3.313cm" svg:x2="6.969cm" svg:y2="3.567cm">
          <text:p/>
        </draw:line>
        <draw:line draw:style-name="gr5" draw:text-style-name="P5" draw:layer="layout" svg:x1="16.748cm" svg:y1="2.475cm" svg:x2="18.045cm" svg:y2="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5:20:07.518422895</meta:creation-date>
    <dc:date>2021-07-11T21:59:43.777803507</dc:date>
    <meta:editing-duration>PT5H15M20S</meta:editing-duration>
    <meta:editing-cycles>6</meta:editing-cycles>
    <meta:generator>LibreOffice/6.0.7.3$Linux_X86_64 LibreOffice_project/00m0$Build-3</meta:generator>
    <meta:document-statistic meta:object-count="23"/>
  </office:meta>
</office:document-meta>
</file>